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17538" officeooo:paragraph-rsid="00117538" style:font-weight-asian="bold" style:font-weight-complex="bold"/>
    </style:style>
    <style:style style:name="P2" style:family="paragraph" style:parent-style-name="Standard">
      <style:text-properties fo:font-size="11pt" style:text-underline-style="none" fo:font-weight="normal" officeooo:rsid="00117538" officeooo:paragraph-rsid="00117538" style:font-size-asian="9.60000038146973pt" style:font-weight-asian="normal" style:font-size-complex="11pt" style:font-weight-complex="normal"/>
    </style:style>
    <style:style style:name="T1" style:family="text">
      <style:text-properties fo:font-variant="normal" fo:text-transform="none" fo:color="#202122" fo:letter-spacing="normal"/>
    </style:style>
    <style:style style:name="T2" style:family="text">
      <style:text-properties officeooo:rsid="0011b1c9"/>
    </style:style>
    <style:style style:name="T3" style:family="text">
      <style:text-properties officeooo:rsid="001284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de:</text:p>
      <text:p text:style-name="P1"/>
      <text:p text:style-name="P2">class Main {<text:line-break/> <text:s text:c="3"/>public static void main(String[] args) {<text:line-break/> <text:s text:c="7"/>int x = 10;<text:line-break/> <text:s text:c="7"/>int y = 5;<text:line-break/> <text:s text:c="7"/>int answer;<text:line-break/> <text:s text:c="7"/>System.out.println("Variable 'X': " + x);<text:line-break/> <text:s text:c="7"/>System.out.println("Variable 'Y': " + y);<text:line-break/> <text:s text:c="7"/>// If-else if statement:<text:line-break/> <text:s text:c="7"/>if (x &gt; y) {<text:line-break/> <text:s text:c="9"/>System.out.println(x + " is larger than " + y);<text:line-break/> <text:s text:c="7"/>}<text:line-break/> <text:s text:c="7"/>else if(x == y) {<text:line-break/> <text:s text:c="9"/>System.out.println(x + " is equal to " + y);<text:line-break/> <text:s text:c="7"/>}<text:line-break/> <text:s text:c="7"/>else {<text:line-break/> <text:s text:c="9"/>System.out.println(x + " is less than " + y);<text:line-break/> <text:s text:c="7"/>}<text:line-break/> <text:s text:c="7"/>// If-else statement:<text:line-break/> <text:s text:c="7"/>if (x &gt; y) {<text:line-break/> <text:s text:c="11"/>answer = x;<text:line-break/> <text:s text:c="7"/>} else {<text:line-break/> <text:s text:c="11"/>answer = y;<text:line-break/> <text:s text:c="7"/>}<text:line-break/> <text:s text:c="7"/>System.out.println("The largest variable is: " + answer);<text:line-break/> <text:s text:c="7"/>// Conditional expression:<text:line-break/> <text:s text:c="7"/>answer = (x &gt; y) ? (x-y) : (<text:span text:style-name="T3">y-x</text:span>);<text:line-break/> <text:s text:c="7"/>System.out.println("The largest variable minus the smallest variable is: " + answer);<text:line-break/> <text:s text:c="3"/>}<text:line-break/>}</text:p>
      <text:p text:style-name="P1"/>
      <text:p text:style-name="P1">Explanation:</text:p>
      <text:p text:style-name="P1"/>
      <text:p text:style-name="P2"><text:span text:style-name="T1">–</text:span> <text:span text:style-name="T2">Lines #3, #4 and #5 define the variables 'x', 'y' and 'answer'.</text:span></text:p>
      <text:p text:style-name="P2"><text:span text:style-name="T1">–</text:span> <text:span text:style-name="T2">Lines #6 and #7 print the value of 'x' and 'y'.</text:span></text:p>
      <text:p text:style-name="P2"><text:span text:style-name="T1">–</text:span> <text:span text:style-name="T3">Line #9 uses an 'If-else if' statement to determine if 'x' is greater than, equal to or less than 'y'. The output is then printed.</text:span></text:p>
      <text:p text:style-name="P2"><text:span text:style-name="T1">–</text:span> <text:span text:style-name="T3">Line #18 uses an 'If-else' statement to determine if 'x' is greater than 'y'. The largest variable is then printed.</text:span></text:p>
      <text:p text:style-name="P2"><text:span text:style-name="T1">–</text:span> <text:span text:style-name="T3">Line #25 uses a conditional expression. If 'x' is larger than 'y', then (x-y) is printed. If 'y' is larger than 'x' then (y-x) is printed instea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32S</meta:editing-duration>
    <meta:editing-cycles>5</meta:editing-cycles>
    <meta:generator>LibreOffice/5.0.4.2$Windows_x86 LibreOffice_project/2b9802c1994aa0b7dc6079e128979269cf95bc78</meta:generator>
    <dc:date>2022-06-03T13:07:16.920000000</dc:date>
    <meta:document-statistic meta:table-count="0" meta:image-count="0" meta:object-count="0" meta:page-count="1" meta:paragraph-count="8" meta:word-count="222" meta:character-count="1409" meta:non-whitespace-character-count="968"/>
    <meta:user-defined meta:name="Info 1"/>
    <meta:user-defined meta:name="Info 2"/>
    <meta:user-defined meta:name="Info 3"/>
    <meta:user-defined meta:name="Info 4"/>
  </office:meta>
</office:document-meta>
</file>